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>
      <style:paragraph-properties fo:margin-left="0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073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style:use-window-font-color="true" style:font-name="Arial" fo:font-size="14pt" fo:language="de" fo:country="DE" fo:font-weight="bold" style:letter-kerning="true" style:font-name-asian="Calibri" style:font-size-asian="14pt" style:language-asian="zh" style:country-asian="CN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8" style:family="paragraph" style:parent-style-name="Standard" style:master-page-name="">
      <style:paragraph-properties fo:margin-left="2.611cm" fo:margin-right="0cm" fo:orphans="2" fo:widows="2" fo:hyphenation-ladder-count="no-limit" fo:text-indent="-1.341cm" style:auto-text-indent="false" style:page-number="auto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9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0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1" style:family="paragraph" style:parent-style-name="Standard" style:list-style-name="L1">
      <style:paragraph-properties fo:margin-left="0.921cm" fo:margin-right="0cm" fo:orphans="2" fo:widows="2" fo:hyphenation-ladder-count="no-limit" fo:text-indent="-0.9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2" style:family="paragraph" style:parent-style-name="Standard" style:list-style-name="L2">
      <style:paragraph-properties fo:margin-left="1.27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style:use-window-font-color="true" style:font-name="Arial" fo:font-size="14pt" fo:language="de" fo:country="DE" fo:font-weight="bold" style:letter-kerning="true" style:font-name-asian="Calibri" style:font-size-asian="14pt" style:language-asian="zh" style:country-asian="CN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13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4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P15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officeooo:paragraph-rsid="001b03c6" style:font-size-asian="14pt" style:font-weight-asian="bold" style:font-size-complex="14pt"/>
    </style:style>
    <style:style style:name="P16" style:family="paragraph" style:parent-style-name="Standard" style:list-style-name="L1">
      <style:paragraph-properties fo:margin-left="0.023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1b03c6" style:font-size-asian="9pt" style:font-size-complex="9pt"/>
    </style:style>
    <style:style style:name="T3" style:family="text">
      <style:text-properties fo:language="de" fo:country="DE" style:language-asian="de" style:country-asian="DE"/>
    </style:style>
    <style:style style:name="T4" style:family="text">
      <style:text-properties fo:color="#c00000" fo:font-size="9pt" fo:font-weight="bold" style:font-size-asian="9pt" style:font-weight-asian="bold" style:font-size-complex="9pt"/>
    </style:style>
    <style:style style:name="T5" style:family="text">
      <style:text-properties officeooo:rsid="0014b9f7"/>
    </style:style>
    <style:style style:name="T6" style:family="text">
      <style:text-properties officeooo:rsid="0015497e"/>
    </style:style>
    <style:style style:name="T7" style:family="text">
      <style:text-properties officeooo:rsid="0016a49c"/>
    </style:style>
    <style:style style:name="T8" style:family="text">
      <style:text-properties style:use-window-font-color="true" style:font-name="Arial" style:letter-kerning="true" style:font-name-asian="Calibri" style:font-name-complex="Arial"/>
    </style:style>
    <style:style style:name="T9" style:family="text">
      <style:text-properties officeooo:rsid="0016e29f"/>
    </style:style>
    <style:style style:name="T10" style:family="text">
      <style:text-properties officeooo:rsid="00182063"/>
    </style:style>
    <style:style style:name="T11" style:family="text">
      <style:text-properties officeooo:rsid="0018e5d3"/>
    </style:style>
    <style:style style:name="T12" style:family="text">
      <style:text-properties officeooo:rsid="001c6a5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ypeScript <text:span text:style-name="T5">HTML5 Primer</text:span></text:p>
      <text:p text:style-name="P2">Dozent: Christopher Stock</text:p>
      <text:p text:style-name="P2">v.1.0</text:p>
      <text:p text:style-name="P3"><text:span text:style-name="T5">27</text:span>.0<text:span text:style-name="T5">3</text:span>.201<text:span text:style-name="T5">7</text:span></text:p>
      <text:p text:style-name="P2"/>
      <text:p text:style-name="P2"/>
      <text:p text:style-name="P2"/>
      <text:p text:style-name="P4"><text:span text:style-name="T12">Workshop </text:span>Agenda</text:p>
      <text:p text:style-name="P2"/>
      <text:p text:style-name="P2"/>
      <text:p text:style-name="P2"/>
      <text:list xml:id="list6117888559069920064" text:style-name="L1">
        <text:list-item>
          <text:p text:style-name="P10">Begrüßung und Kurzvorstellung</text:p>
        </text:list-item>
        <text:list-item>
          <text:p text:style-name="P10">Verwendung des Versionierungssystems GIT</text:p>
        </text:list-item>
        <text:list-item>
          <text:p text:style-name="P10">Installation und Einrichtung des TypeScript-Compilers <text:span text:style-name="T6">unter PHPStorm / WebStorm</text:span></text:p>
        </text:list-item>
        <text:list-item>
          <text:p text:style-name="P10">Entwicklung der HTML5 Game-Engine</text:p>
        </text:list-item>
      </text:list>
      <text:p text:style-name="P2"/>
      <text:p text:style-name="P8"><text:span text:style-name="T7">4.1<text:tab/></text:span>Grundlagen der Programmierung</text:p>
      <text:p text:style-name="P6"><text:span text:style-name="T7">4.2<text:tab/></text:span><text:span text:style-name="T8">Erstellen der HTML-Datei</text:span></text:p>
      <text:p text:style-name="P7"><text:span text:style-name="T7">4.3<text:tab/></text:span>Erstellen des JS-Einstiegpunktes</text:p>
      <text:list xml:id="list3856772033948416836" text:style-name="L2">
        <text:list-item>
          <text:list>
            <text:list-header>
              <text:p text:style-name="P12"><text:span text:style-name="T9">4.4<text:tab/></text:span>Verwendung des HTML5 Canvas Elements</text:p>
              <text:p text:style-name="P12"><text:span text:style-name="T9">4.5<text:tab/></text:span>Realisierung des Key-Systems</text:p>
              <text:p text:style-name="P12"><text:span text:style-name="T9">4.6<text:tab/></text:span>Realisierung des Haupt-Threads</text:p>
              <text:p text:style-name="P12"><text:span text:style-name="T9">4.7<text:tab/></text:span>Erstellung der <text:span text:style-name="T10">Spiel</text:span>-Engine</text:p>
              <text:p text:style-name="P12"><text:span text:style-name="T9">4.8<text:tab/></text:span>Realisierung des Image-Systems</text:p>
              <text:p text:style-name="P12"><text:span text:style-name="T9">4.9<text:tab/></text:span>Realisierung des Sound-Systems</text:p>
            </text:list-header>
          </text:list>
        </text:list-item>
      </text:list>
      <text:p text:style-name="P5"/>
      <text:list xml:id="list144704546723660" text:continue-list="list6117888559069920064" text:style-name="L1">
        <text:list-item>
          <text:p text:style-name="P11">Einbinden externer JS-Bibliotheken und Typisierung <text:line-break/>via TypeScript-Declaration-Files</text:p>
        </text:list-item>
        <text:list-item>
          <text:p text:style-name="P16">Generierung einer Dokumentation via TypeDoc</text:p>
        </text:list-item>
        <text:list-item>
          <text:p text:style-name="P16">Refactoring des Quellcodes</text:p>
        </text:list-item>
      </text:list>
      <text:p text:style-name="P2"/>
      <text:list xml:id="list7721025170004505009" text:style-name="L3">
        <text:list-item>
          <text:list>
            <text:list-header>
              <text:p text:style-name="P13"><text:span text:style-name="T11">7.1<text:tab/>K</text:span>apseln einzelner Klassen und Module</text:p>
              <text:p text:style-name="P15"><text:span text:style-name="T11">7.2<text:tab/></text:span>Zusammenfassen wiederholender Werte</text:p>
              <text:p text:style-name="P15"><text:tab/>durch die Erstellung neuer Klassen</text:p>
              <text:p text:style-name="P14"><text:span text:style-name="T11">7.3<text:tab/></text:span>Extrahieren von Lib-Klassen</text:p>
              <text:p text:style-name="P14"><text:span text:style-name="T11">7.4<text:tab/></text:span>Erstellen abstrakter Klassen und Schnittstellen</text:p>
              <text:p text:style-name="P14"><text:span text:style-name="T11">7.5<text:tab/></text:span>Einsatz von Enumerations</text:p>
            </text:list-header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1b03c6" style:font-size-asian="9pt" style:font-size-complex="9pt"/>
    </style:style>
    <style:style style:name="MT3" style:family="text">
      <style:text-properties fo:language="de" fo:country="DE" style:language-asian="de" style:country-asian="DE"/>
    </style:style>
    <style:style style:name="MT4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0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TypeScript </text:span></text:span><text:span text:style-name="Absatz-Standardschriftart"><text:span text:style-name="MT2">HTML5</text:span></text:span><text:span text:style-name="Absatz-Standardschriftart"><text:span text:style-name="MT1"> </text:span></text:span><text:span text:style-name="Absatz-Standardschriftart"><text:span text:style-name="MT2">P</text:span></text:span><text:span text:style-name="Absatz-Standardschriftart"><text:span text:style-name="MT1">rimer<text:tab/><text:line-break/></text:span></text:span><text:span text:style-name="Absatz-Standardschriftart"><text:span text:style-name="MT2">27</text:span></text:span><text:span text:style-name="Absatz-Standardschriftart"><text:span text:style-name="MT1">.0</text:span></text:span><text:span text:style-name="Absatz-Standardschriftart"><text:span text:style-name="MT2">3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3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4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3-27T14:47:02.878000000</dc:date>
    <meta:print-date>2014-06-11T23:01:00</meta:print-date>
    <meta:editing-cycles>959</meta:editing-cycles>
    <meta:editing-duration>P1DT58M10S</meta:editing-duration>
    <meta:generator>LibreOffice/5.1.6.2$Windows_X86_64 LibreOffice_project/07ac168c60a517dba0f0d7bc7540f5afa45f0909</meta:generator>
    <meta:document-statistic meta:table-count="0" meta:image-count="1" meta:object-count="0" meta:page-count="1" meta:paragraph-count="29" meta:word-count="150" meta:character-count="1135" meta:non-whitespace-character-count="10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